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5-28_12-47-53_000.jpg</text:p>
          </table:table-cell>
          <table:table-cell table:style-name="ce26" office:value-type="string">
            <text:p>:m :th,mysl / topic=脳の働きについて / content=初めに、頭に入れる；頭に入ったら、入ったものを使って、さらに意味を見出す。ものを読む際も、同じか。遠い同士のニューロン。近い同士。,id=~,other=~ / lang=ja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4];CONCATENATE([.C4];&quot; / &quot;;[.E2]))" office:value-type="string" office:string-value=":m #*# RES / free / res-id=LZHR:s-id.K7V0 / theme=~ / genre=ジブラルタ生命関連：杉浦さん担当。,content=もらった書類、一連のもの。見返し,w=~ / session-number=~ / doc=~,other=file~ / N+:">
            <text:p>:m #*# RES / free / res-id=LZHR:s-id.K7V0 / theme=~ / genre=ジブラルタ生命関連：杉浦さん担当。,content=もらった書類、一連のもの。見返し,w=~ / session-number=~ / doc=~,other=file~ / N+: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5-28_16-48-35_000.jpg</text:p>
          </table:table-cell>
          <table:table-cell table:style-name="ce26" office:value-type="string">
            <text:p>:m #*# RES / free / res-id=LZHR / theme=~ / genre=ジブラルタ生命関連：杉浦さん担当。,content=他の会社の物件、知る。三井生命あいおい。終身,w=~ / session-number=~ / doc=~,other=file+ / N+:お兄さんにメールか（今回の一時払い物件について、メモ出ししたあと、か。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#*# RES / free / res-id=LZHR / theme=~ / genre=ジブラルタ生命関連：杉浦さん担当。,content=他の会社の物件、知る。三井生命あいおい。終身,w=~ / session-number=~ / doc=~,other=file+ / N+:お兄さんにメールか（今回の一時払い物件について、メモ出ししたあと、か。）">
            <text:p>:m #*# RES / free / res-id=LZHR / theme=~ / genre=ジブラルタ生命関連：杉浦さん担当。,content=他の会社の物件、知る。三井生命あいおい。終身,w=~ / session-number=~ / doc=~,other=file+ / N+:お兄さんにメールか（今回の一時払い物件について、メモ出ししたあと、か。）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5-28_17-32-32_000.jpg</text:p>
          </table:table-cell>
          <table:table-cell table:style-name="ce26" office:value-type="string">
            <text:p>:m #*# RES / free / res-id=LZHR:s-id.K7V0 / theme=~ / genre=ジブラルタ生命関連：杉浦さん担当。,content=もらった書類、一連のもの。見返し,w=~ / session-number=~ / doc=~,other=file~ / N+: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free / res-id=LZHR:s-id.K7V0 / theme=~ / genre=ジブラルタ生命関連：杉浦さん担当。,content=もらった書類、一連のもの。見返し,w=~ / session-number=~ / doc=~,other=file~ / N+:">
            <text:p>:m #*# RES / free / res-id=LZHR:s-id.K7V0 / theme=~ / genre=ジブラルタ生命関連：杉浦さん担当。,content=もらった書類、一連のもの。見返し,w=~ / session-number=~ / doc=~,other=file~ / N+: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5-28_11-35-55_000.jpg</text:p>
          </table:table-cell>
          <table:table-cell table:style-name="ce26" office:value-type="string">
            <text:p>:m #*# RES / JVEMV6 64#290_shokunihon_1 / 『新　日本古典文学大系　１２　続日本紀　一』 著者=~,校注=青木和夫、他 / p.3 / w=~,topic=文武天皇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JVEMV6 64#290_shokunihon_1 / 『新　日本古典文学大系　１２　続日本紀　一』 著者=~,校注=青木和夫、他 / p.3 / w=~,topic=文武天皇,publisher=~,other=~">
            <text:p>:m #*# RES / JVEMV6 64#290_shokunihon_1 / 『新　日本古典文学大系　１２　続日本紀　一』 著者=~,校注=青木和夫、他 / p.3 / w=~,topic=文武天皇,publisher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3-05-28_09-34-50_000.jpg</text:p>
          </table:table-cell>
          <table:table-cell table:style-name="ce27" office:value-type="string">
            <text:p>:m #*# RES / JVEMV6 64#67_15_eireiko / 『論語 衛霊公』 著者=~,校注=~ / p.340 / w=「衡」「轅[ながえ]」,topic=,publisher=明治書院,other=timeline+:衛霊公、魯哀公、孔子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5-27_22-29-11_000.jpg</text:p>
          </table:table-cell>
          <table:table-cell table:style-name="ce26" office:value-type="string">
            <text:p>:PHOTO 記録しておきたいもの / 1*1 / location:photo=自室, location:target=~ / subject=メモ：ジブラルタ生命関連 / content=お母さんに、話し：外貨建て。戻ってくるのは、半分ぐらいになるかも知れない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しておきたいもの / 1*1 / location:photo=自室, location:target=~ / subject=メモ：ジブラルタ生命関連 / content=お母さんに、話し：外貨建て。戻ってくるのは、半分ぐらいになるかも知れない。,other=~">
            <text:p>:PHOTO 記録しておきたいもの / 1*1 / location:photo=自室, location:target=~ / subject=メモ：ジブラルタ生命関連 / content=お母さんに、話し：外貨建て。戻ってくるのは、半分ぐらいになるかも知れない。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3-05-27_20-38-46_000.jpg</text:p>
          </table:table-cell>
          <table:table-cell table:style-name="ce26" office:value-type="string">
            <text:p>:PHOTO 記録しておきたいもの / 1*1 / location:photo=自室, location:target=~ / subject=メモ：ジブラルタ生命関連 / content=考えを整理するためのメモ：お母さんの金融資産分の、内訳；私自身の身の振り。いくら必要か、いま企てていることを続けるために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しておきたいもの / 1*1 / location:photo=自室, location:target=~ / subject=メモ：ジブラルタ生命関連 / content=考えを整理するためのメモ：お母さんの金融資産分の、内訳；私自身の身の振り。いくら必要か、いま企てていることを続けるために,other=~">
            <text:p>:PHOTO 記録しておきたいもの / 1*1 / location:photo=自室, location:target=~ / subject=メモ：ジブラルタ生命関連 / content=考えを整理するためのメモ：お母さんの金融資産分の、内訳；私自身の身の振り。いくら必要か、いま企てていることを続けるために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 office:value-type="string">
            <text:p>2023-05-27_21-07-1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5-28_02-40-02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5-28_07-51-41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PHOTO 起きた時刻 / 2023">
            <text:p>:m :PHOTO 起きた時刻 / 2023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5-28_07-59-3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5-28_14-17-0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8">2023/05/28</text:date>, <text:time>19:11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8T19:11:32.89</dc:date>
    <dc:creator>iwabuchi ken</dc:creator>
    <meta:editing-duration>P56DT19H49M53S</meta:editing-duration>
    <meta:editing-cycles>18625</meta:editing-cycles>
    <meta:document-statistic meta:table-count="2" meta:cell-count="922" meta:object-count="0"/>
    <meta:user-defined meta:name="qrichtext">1</meta:user-defined>
  </office:meta>
</office:document-meta>
</file>